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color="#2300dc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3">
      <style:text-properties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 style:list-style-name="L4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 style:list-style-name="L4">
      <style:text-properties fo:color="#2300dc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4">
      <style:text-properties fo:color="#0000ff"/>
    </style:style>
    <style:style style:name="T1" style:family="text">
      <style:text-properties fo:color="#ff0000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plicación</text:p>
      <text:p text:style-name="P1"/>
      <text:list xml:id="list756672317" text:style-name="L1">
        <text:list-item>
          <text:p text:style-name="P5">Al abrir la aplicación, se abre el espacio de edición vacío (gris) y del lado del tablero se abre vacío (gris).</text:p>
        </text:list-item>
      </text:list>
      <text:p text:style-name="P4"><text:tab/>Funcionalidades activas:</text:p>
      <text:list xml:id="list497312276" text:style-name="L2">
        <text:list-item>
          <text:p text:style-name="P7">Archivo</text:p>
        </text:list-item>
      </text:list>
      <text:list xml:id="list2037130424" text:style-name="L3">
        <text:list-item>
          <text:p text:style-name="P6">Nuevo</text:p>
        </text:list-item>
        <text:list-item>
          <text:p text:style-name="P6">Abrir</text:p>
        </text:list-item>
        <text:list-item>
          <text:p text:style-name="P6">Salir</text:p>
        </text:list-item>
        <text:list-item>
          <text:p text:style-name="P8">Editar</text:p>
        </text:list-item>
        <text:list-item>
          <text:p text:style-name="P6">Fuente</text:p>
        </text:list-item>
        <text:list-item>
          <text:p text:style-name="P6">Tamaño de fuente</text:p>
        </text:list-item>
        <text:list-item>
          <text:p text:style-name="P8">Tablero</text:p>
        </text:list-item>
        <text:list-item>
          <text:p text:style-name="P6">Nuevo tablero aleatorio</text:p>
        </text:list-item>
        <text:list-item>
          <text:p text:style-name="P6">Cargar tablero</text:p>
        </text:list-item>
        <text:list-item>
          <text:p text:style-name="P8">Ayuda</text:p>
        </text:list-item>
        <text:list-item>
          <text:p text:style-name="P6">Manual</text:p>
        </text:list-item>
        <text:list-item>
          <text:p text:style-name="P6">Version</text:p>
        </text:list-item>
        <text:list-item>
          <text:p text:style-name="P6">Licencia</text:p>
        </text:list-item>
      </text:list>
      <text:list xml:id="list995635107" text:continue-list="list756672317" text:style-name="L1">
        <text:list-item>
          <text:list>
            <text:list-header>
              <text:p text:style-name="P5"/>
            </text:list-header>
          </text:list>
        </text:list-item>
      </text:list>
      <text:p text:style-name="P1"/>
      <text:p text:style-name="P1">Barra de Menu_</text:p>
      <text:p text:style-name="P1"/>
      <text:list xml:id="list914001212" text:style-name="L4">
        <text:list-item>
          <text:p text:style-name="P9">Archivo</text:p>
          <text:list>
            <text:list-item>
              <text:p text:style-name="P9">Nuevo (ctrl+n)</text:p>
              <text:p text:style-name="P10">Abre un nuevo archivo y carga la biblioteca asociada si existe, de lo contrario crea una nueva y la carga.</text:p>
            </text:list-item>
            <text:list-item>
              <text:p text:style-name="P9">Abrir (ctrl+o)</text:p>
              <text:p text:style-name="P10">Abre un archivo existente y carga la biblioteca asociada.</text:p>
            </text:list-item>
            <text:list-item>
              <text:p text:style-name="P9">Guardar (ctrl+s)</text:p>
              <text:p text:style-name="P10">Guarda el archivo que se encuentra abierto en la solapa activa en su ubicación. Si el archivo nunca fue guardado se llama al guardar como.</text:p>
            </text:list-item>
            <text:list-item>
              <text:p text:style-name="P9">Guardar como..</text:p>
            </text:list-item>
            <text:list-item>
              <text:p text:style-name="P10">Se abre el explorador de archivos con el ultimo path usado. Se solicita el nombre del archivo y se autocompleta con la extensión .gbs . Tiene la opción de crear una carpeta nueva.</text:p>
            </text:list-item>
            <text:list-item>
              <text:p text:style-name="P9">Cerrar (ctrl+w)</text:p>
              <text:p text:style-name="P10">Cierra el archivo y (1)</text:p>
            </text:list-item>
            <text:list-item>
              <text:p text:style-name="P9">Salir (ctrl+q)</text:p>
              <text:p text:style-name="P11">Sale de la aplicación y (1).</text:p>
            </text:list-item>
          </text:list>
        </text:list-item>
        <text:list-item>
          <text:p text:style-name="P9">Editar</text:p>
          <text:list>
            <text:list-item>
              <text:p text:style-name="P9">Deshacer (ctrl+z)</text:p>
            </text:list-item>
            <text:list-item>
              <text:p text:style-name="P9">Rehacer (ctrl+shift+z)</text:p>
            </text:list-item>
            <text:list-item>
              <text:p text:style-name="P9">cortar (ctrl+x)</text:p>
            </text:list-item>
            <text:list-item>
              <text:p text:style-name="P9">copiar (ctrl+c)</text:p>
            </text:list-item>
            <text:list-item>
              <text:p text:style-name="P9">pegar (ctrl+v)</text:p>
            </text:list-item>
            <text:list-item>
              <text:p text:style-name="P9">seleccionar todo (ctrl+a)</text:p>
            </text:list-item>
            <text:list-item>
              <text:p text:style-name="P9"><text:soft-page-break/>buscar (ctrl+f)</text:p>
              <text:p text:style-name="P10">Activa la funcionalidad en la barra de herramientas (se activa el cursor y se ilumina la función).</text:p>
            </text:list-item>
            <text:list-item>
              <text:p text:style-name="P9">Fuente</text:p>
            </text:list-item>
            <text:list-item>
              <text:p text:style-name="P9">tamaño de fuente</text:p>
            </text:list-item>
          </text:list>
        </text:list-item>
      </text:list>
      <text:p text:style-name="P3"/>
      <text:p text:style-name="P3"/>
      <text:list xml:id="list611961138" text:continue-numbering="true" text:style-name="L4">
        <text:list-header>
          <text:p text:style-name="P9"/>
        </text:list-header>
        <text:list-item>
          <text:p text:style-name="P9">Gobstones</text:p>
          <text:list>
            <text:list-item>
              <text:p text:style-name="P9">ejecutar (F5)</text:p>
            </text:list-item>
            <text:list-item>
              <text:p text:style-name="P9">chequear (F10)</text:p>
            </text:list-item>
          </text:list>
        </text:list-item>
        <text:list-item>
          <text:p text:style-name="P9">Tablero</text:p>
          <text:list>
            <text:list-item>
              <text:p text:style-name="P9">vaciar tablero (ctrl+e)</text:p>
            </text:list-item>
            <text:list-item>
              <text:p text:style-name="P9">nuevo tablero aleatorio (ctrl +r)</text:p>
            </text:list-item>
            <text:list-item>
              <text:p text:style-name="P9">tamaño aleatorio (ctrl +i)</text:p>
            </text:list-item>
            <text:list-item>
              <text:p text:style-name="P9">cambiar tamaño (ctrl + t)</text:p>
            </text:list-item>
            <text:list-item>
              <text:p text:style-name="P9">cargar tablero (ctrl+b)</text:p>
            </text:list-item>
            <text:list-item>
              <text:p text:style-name="P9">guardar tablero(ctrl+g)</text:p>
              <text:p text:style-name="P10">Guarda el archivo en su ubicación. Si no existe llama a guardar tablero como...</text:p>
            </text:list-item>
            <text:list-item>
              <text:p text:style-name="P9">guardar tablero como...</text:p>
              <text:p text:style-name="P10">Se para en el ultimo path. Al guardarlo autocompleta la extension .gbb</text:p>
            </text:list-item>
            <text:list-item>
              <text:p text:style-name="P9">cargar archivo de configuracion</text:p>
            </text:list-item>
          </text:list>
        </text:list-item>
        <text:list-item>
          <text:p text:style-name="P9">Ayuda</text:p>
          <text:list>
            <text:list-item>
              <text:p text:style-name="P9">manual</text:p>
              <text:p text:style-name="P9">abre el pdf</text:p>
            </text:list-item>
            <text:list-item>
              <text:p text:style-name="P9">licencia</text:p>
            </text:list-item>
            <text:list-item>
              <text:p text:style-name="P9">acerca de</text:p>
              <text:p text:style-name="P9">muestra la version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><text:span text:style-name="T1">(1)</text:span> Si el modulo no fue guardado, pregunta si deseas guardarlo. Luego lo hace con la biblioteca. Y finalmente cierra y se pone en modo “gris” el edi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ellato Ariel</meta:initial-creator>
    <meta:creation-date>2013-05-04T12:11:00</meta:creation-date>
    <meta:generator>LibreOffice/3.5$Linux_x86 LibreOffice_project/350m1$Build-2</meta:generator>
    <dc:date>2013-05-07T23:44:18</dc:date>
    <dc:creator>Morellato Ariel</dc:creator>
    <meta:editing-duration>PT13H36M11S</meta:editing-duration>
    <meta:editing-cycles>4</meta:editing-cycles>
    <meta:document-statistic meta:table-count="0" meta:image-count="0" meta:object-count="0" meta:page-count="2" meta:paragraph-count="63" meta:word-count="353" meta:character-count="1821" meta:non-whitespace-character-count="1589"/>
  </office:meta>
</office:document-meta>
</file>